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margin-top="0mm" fo:margin-bottom="0mm"/>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text-properties style:font-name="Times New Roman"/>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4" style:family="paragraph" style:parent-style-name="Text_20_body">
      <style:text-properties style:use-window-font-color="true" style:font-name="Times New Roman" fo:background-color="transparent"/>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0mm" fo:margin-right="0mm" fo:text-indent="10mm" style:auto-text-indent="false"/>
    </style:style>
    <style:style style:name="P18" style:family="paragraph" style:parent-style-name="Table_20_Contents">
      <style:text-properties fo:font-size="12pt" style:font-size-asian="12pt" style:font-size-complex="12pt"/>
    </style:style>
    <style:style style:name="P19" style:family="paragraph" style:parent-style-name="Table_20_Contents">
      <style:text-properties fo:font-weight="bold" style:font-weight-asian="bold" style:font-weight-complex="bold"/>
    </style:style>
    <style:style style:name="P20" style:family="paragraph" style:parent-style-name="Text_20_body" style:list-style-name=""/>
    <style:style style:name="P21" style:family="paragraph" style:parent-style-name="Text_20_body" style:list-style-name="">
      <style:text-properties style:text-underline-style="solid" style:text-underline-width="auto" style:text-underline-color="font-color"/>
    </style:style>
    <style:style style:name="P22"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23" style:family="paragraph" style:parent-style-name="Heading_20_1">
      <style:paragraph-properties fo:text-align="center" style:justify-single-word="false"/>
    </style:style>
    <style:style style:name="P24" style:family="paragraph" style:parent-style-name="Heading_20_1" style:list-style-name="">
      <style:paragraph-properties fo:margin-left="0mm" fo:margin-right="0mm" fo:text-align="center" style:justify-single-word="false" fo:text-indent="0mm" style:auto-text-indent="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justify" style:justify-single-word="false" fo:break-before="page"/>
    </style:style>
    <style:style style:name="P27" style:family="paragraph" style:parent-style-name="Heading_20_3">
      <style:text-properties style:text-underline-style="none"/>
    </style:style>
    <style:style style:name="P28" style:family="paragraph" style:parent-style-name="Heading_20_2">
      <style:paragraph-properties fo:break-before="page"/>
    </style:style>
    <style:style style:name="P29" style:family="paragraph" style:parent-style-name="Heading_20_4">
      <style:paragraph-properties fo:text-align="center" style:justify-single-word="false"/>
    </style:style>
    <style:style style:name="P30" style:family="paragraph" style:parent-style-name="Heading_20_4">
      <style:paragraph-properties fo:text-align="center" style:justify-single-word="false"/>
      <style:text-properties fo:font-style="normal" style:font-style-asian="normal" style:font-style-complex="normal"/>
    </style:style>
    <style:style style:name="P31" style:family="paragraph" style:parent-style-name="List_20_1">
      <style:text-properties style:text-underline-style="none"/>
    </style:style>
    <style:style style:name="P32" style:family="paragraph" style:parent-style-name="List_20_1">
      <style:text-properties style:text-underline-style="none" fo:font-weight="normal" style:font-weight-asian="normal" style:font-weight-complex="normal"/>
    </style:style>
    <style:style style:name="P33" style:family="paragraph" style:parent-style-name="List_20_1">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__RefHeading__2955_1119159922"/>Masarykova univerzita<text:bookmark-end text:name="__RefHeading__2955_1119159922"/></text:h>
      <text:h text:style-name="P24" text:outline-level="1">Fakulta informatiky</text:h>
      <text:p text:style-name="P3"/>
      <text:p text:style-name="P3"/>
      <text:p text:style-name="P3"/>
      <text:p text:style-name="P3"/>
      <text:p text:style-name="P3"/>
      <text:p text:style-name="P22"/>
      <text:h text:style-name="P29" text:outline-level="4">Bakalářská práce</text:h>
      <text:p text:style-name="P3"/>
      <text:h text:style-name="P23"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p text:style-name="P2"/>
      <text:h text:style-name="P30" text:outline-level="4">Martin Prokop<text:tab/><text:tab/><text:tab/><text:tab/><text:tab/><text:tab/><text:tab/><text:tab/><text:tab/>2012</text:h>
      <text:h text:style-name="P25"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6" text:outline-level="1">Poděkování</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0" text:outline-level="1">Na tomto místě bych chtěl poděkovat Mgr. Václavovi Roseckému a Ing. Petrovi Žabičkovi za pomoc při řešení této bakalářské práce.</text:h>
      <text:h text:style-name="P25" text:outline-level="1">Shrnutí</text:h>
      <text:p text:style-name="P6">(Doplním později)</text:p>
      <text:h text:style-name="Heading_20_1" text:outline-level="1">Klíčová slova</text:h>
      <text:p text:style-name="Text_20_body">WebArchiv, warc, arc, migrace, archivace webu.</text:p>
      <text:h text:style-name="P25" text:outline-level="1"><text:bookmark text:name="__RefHeading__1469_1422318452"/>Obsah<text:bookmark-end text:name="__RefHeading__1469_1422318452"/></text:h>
      <text:p text:style-name="P6">(Doplním později)</text:p>
      <text:h text:style-name="P25" text:outline-level="1">Úvod</text:h>
      <text:p text:style-name="P6">(Doplním později)</text:p>
      <text:p text:style-name="P6">(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8"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536446846"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text:soft-page-break/>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7">Dále probíhal vývoj nových nástrojů. Jedná se konkrétně o:</text:p>
      <text:list xml:id="list1271524906"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7">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7">Zprávu za tento rok se mi bohužel nepodaři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7">Projekt byl řešen v rámci projektu <text:span text:style-name="T4">Budování vzájemně kompatibilních </text:span><text:soft-page-break/><text:span text:style-name="T4">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8">„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692301560"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text:soft-page-break/>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7">Tým také pracuje na lokalizaci užívaných nástrojů. Prozkoumává se i možnost průběžné analýzy sklizně. </text:p>
      <text:p text:style-name="P7">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P7">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text:soft-page-break/>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text:soft-page-break/>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7">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8"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5"><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9">Sklizeň</text:p>
          </table:table-cell>
          <table:table-cell table:style-name="Table1.A1" office:value-type="string">
            <text:p text:style-name="P19">Počet souborů</text:p>
          </table:table-cell>
          <table:table-cell table:style-name="Table1.A1" office:value-type="string">
            <text:p text:style-name="P1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8">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text:soft-page-break/>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1101552331"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text:soft-page-break/>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8"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0">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8"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text:soft-page-break/>celkem jednoduše přehledný. Přehled oborů archivovaných v rámci Konspektu je 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být v češtině, nebo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text:soft-page-break/>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text:soft-page-break/>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8"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4">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13">Pro tuto bakalářskou práci je důležitý právě proto, že při převodu arc do warc umožňuje minimalizovat počet duplicitních archivovaných souborů. </text:p>
      <text:h text:style-name="Heading_20_3" text:outline-level="3">Generátor URN<text:note text:id="ftn68" text:note-class="footnote"><text:note-citation>68</text:note-citation><text:note-body><text:p text:style-name="Footnote">Dostupný na: http://www.webarchiv.cz/generator/dc_generator.php</text:p></text:note-body></text:note></text:h>
      <text:p text:style-name="Text_20_body">Nástroj dostupný na stránkách projektu WebArchive. Slouží ke generování Dublin Core Metadata Element Set<text:note text:id="ftn69"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note text:id="ftn70" text:note-class="footnote"><text:note-citation>70</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text:soft-page-break/>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6">(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Kalkulátor MD5<text:note text:id="ftn72" text:note-class="footnote"><text:note-citation>72</text:note-citation><text:note-body><text:p text:style-name="Footnote">Dostupný na: http://www.webarchiv.cz/md5-generator/</text:p></text:note-body></text:note></text:h>
      <text:p text:style-name="Text_20_body">Nástroj vytvořený pracovníky WebArchivu, je dostupný na webových stránkách projektu.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Jelikož byli objeveny kolize šifrovací funkce<text:note text:id="ftn73" text:note-class="footnote"><text:note-citation>73</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4" text:note-class="footnote"><text:note-citation>74</text:note-citation><text:note-body><text:p text:style-name="Footnote">Popis MD5 RFC standardu dostupný na: http://www.ietf.org/rfc/rfc1321.txt</text:p></text:note-body></text:note> kontrolní součty souborů. Na rozdíl arc archivů pracuje nový warc formát i s SHA-1<text:note text:id="ftn75" text:note-class="footnote"><text:note-citation>75</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text:soft-page-break/>Nedlib harvester<text:note text:id="ftn76" text:note-class="footnote"><text:note-citation>76</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7" text:note-class="footnote"><text:note-citation>77</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8" text:note-class="footnote"><text:note-citation>7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9" text:note-class="footnote"><text:note-citation>79</text:note-citation><text:note-body><text:p text:style-name="Footnote">Dostupné na: http.//netarchive.dk</text:p></text:note-body></text:note> vznikl v roce 2005 a do dnes obsahuje téměř 160TB dat.</text:p>
      <text:h text:style-name="Heading_20_3" text:outline-level="3">NutchWAX<text:note text:id="ftn80" text:note-class="footnote"><text:note-citation>80</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5"><text:span text:style-name="T13">V roce 2009 realizoval Adam Brokeš WA Admin v2 v rámci své bakalářské práce s názvem Systém pro správu procesu archivace webových informačních zdrojů</text:span><text:span text:style-name="T13"><text:note text:id="ftn81" text:note-class="footnote"><text:note-citation>8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text:soft-page-break/>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2" text:note-class="footnote"><text:note-citation>8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YBACK<text:note text:id="ftn83" text:note-class="footnote"><text:note-citation>8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4" text:note-class="footnote"><text:note-citation>84</text:note-citation><text:note-body><text:p text:style-name="Footnote">http://archive-access.sourceforge.net/projects/waxtoolbar/</text:p></text:note-body></text:note></text:h>
      <text:p text:style-name="P11">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5"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6</text:note-citation><text:note-body><text:p text:style-name="Footnote">http://webcurator.sourceforge.net/</text:p></text:note-body></text:note></text:h>
      <text:p text:style-name="P15"><text:span text:style-name="T13">Nástroj vyvinutý v roce 2006</text:span><text:span text:style-name="T11"> National Library of New Zealand a the British Library. Nástroj slouží k řízení a stahování webových zdrojů. Stejně jako například </text:span><text:soft-page-break/><text:span text:style-name="T11">dánský NetarchiveSuite používá Heritrix, na rozdíl od NetarchiveSuite má Heritrix přímo zabudovaný v sobě.</text:span></text:p>
      <text:h text:style-name="Heading_20_3" text:outline-level="3">WERA<text:note text:id="ftn87" text:note-class="footnote"><text:note-citation>87</text:note-citation><text:note-body><text:p text:style-name="Footnote">http://archive-access.sourceforge.net/projects/wera/</text:p></text:note-body></text:note></text:h>
      <text:p text:style-name="P15">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5"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8" text:outline-level="2">Formát nedlib<text:note text:id="ftn88" text:note-class="footnote"><text:note-citation>88</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725188105"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218180856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8"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9</text:note-citation><text:note-body><text:p text:style-name="Footnote"><text:a xlink:type="simple" xlink:href="http://www.archive.org/web/researcher/ArcFileFormat.php">http://www.archive.org/web/researcher/ArcFileFormat.php</text:a></text:p></text:note-body></text:note> popřípadě na stránkách IA Webteam JIRA<text:note text:id="ftn90" text:note-class="footnote"><text:note-citation>90</text:note-citation><text:note-body><text:p text:style-name="Footnote"><text:a xlink:type="simple" xlink:href="https://webarchive.jira.com/wiki/display/Heritrix/ARC+File+Format">https://webarchive.jira.com/wiki/display/Heritrix/ARC+File+Format</text:a></text:p></text:note-body></text:note>.</text:p>
      <text:p text:style-name="P6">(Sem vložím printscreen výpisu hlavičky nějakého archivu)</text:p>
      <text:p text:style-name="P6">(Do přílohy nějaká arc archiv a všechny ty věci okolo něj – hlavička, popis atd.)</text:p>
      <text:h text:style-name="Heading_20_4" text:outline-level="4">Výhody arc</text:h>
      <text:list xml:id="list131281294" text:continue-numbering="true" text:style-name="List_20_1">
        <text:list-item>
          <text:p text:style-name="List_20_1">Na rozdíl od nedlib formátu je soubor dobře čitelný – soubory stažených webových zdrojů jsou ukládány v archivech a členěny.</text:p>
        </text:list-item>
        <text:list-item>
          <text:p text:style-name="P32">Umožňuje vytváření kontrolních součtů archivovaných souborů. Respektive v jedno volné metadatové pole je určeno pro ascii checksum. V praxi se využívá md5 kontrolních součtů.</text:p>
        </text:list-item>
      </text:list>
      <text:h text:style-name="Heading_20_4" text:outline-level="4">Nevýhody arc</text:h>
      <text:list xml:id="list1073869895"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text:soft-page-break/>sekvenčně procházet, ale stačí pouze otevřít archiv a posunout ukazatel na správné místo.<text:note text:id="ftn91" text:note-class="footnote"><text:note-citation>91</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6">(Sem vložím printscreen nějakého CDX indexu, mám připraven)</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2" text:note-class="footnote"><text:note-citation>92</text:note-citation><text:note-body><text:p text:style-name="Footnote">http://is.muni.cz/th/173018/fi_m/</text:p></text:note-body></text:note>.</text:p>
      <text:h text:style-name="P28"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3" text:note-class="footnote"><text:note-citation>93</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94" text:note-class="footnote"><text:note-citation>94</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7">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6">(Sem vložím printscreen výpisu hlavičky nějakého archivu)</text:p>
      <text:p text:style-name="P6">(Do přílohy nějaká warc archiv a všechny ty věci okolo něj – hlavička, popis atd.)</text:p>
      <text:h text:style-name="Heading_20_4" text:outline-level="4">Výhody warc</text:h>
      <text:list xml:id="list831331602"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1">Na rozdíl od arc archivů umožňují ukládat nejen http odezvy, ale také původní požadavky.</text:p>
        </text:list-item>
        <text:list-item>
          <text:p text:style-name="P31">Umí pracovat s více protokoly: HTTP, FTP, NNTP a SMTP.</text:p>
        </text:list-item>
        <text:list-item>
          <text:p text:style-name="P31"><text:soft-page-break/>Umožňují ukládat větší škálu metadat. Například je možné přidávat metadata podle vlastních potřeb, což se může využít při speciálních požadavcích určených vnitřní politikou ukládání souborů.</text:p>
        </text:list-item>
        <text:list-item>
          <text:p text:style-name="P31">Jedná se o současný ISO standard a bude jím s největší pravděpodobností i budoucnosti.</text:p>
        </text:list-item>
        <text:list-item>
          <text:p text:style-name="P32">Nativně umožňuje kompresi dat.</text:p>
        </text:list-item>
        <text:list-item>
          <text:p text:style-name="P33">Na rozdíl od arc formátu je možné ukládat více druhů kontrolních součtů pro archivované soubory. To se dá jednoduše realizovat pomocí škálovatelných polí pro metadata.</text:p>
        </text:list-item>
      </text:list>
      <text:h text:style-name="Heading_20_4" text:outline-level="4">Nevýhody warc</text:h>
      <text:list xml:id="list1093548621" text:continue-numbering="true" text:style-name="List_20_1">
        <text:list-item>
          <text:p text:style-name="P31">Neobsahují samoopravný kód – pokud se archiv poruší tak není možné rekonstruovat jeho obsah. To však není dáno vlastnostmi arc archivů, ale tím, že archivy se po vytvoření ještě komprimují nástrojem GZIP.</text:p>
        </text:list-item>
        <text:list-item>
          <text:p text:style-name="P31">Doposud nebyla řešena otázka, jak využít možnost ukládání větší škály metadat.</text:p>
        </text:list-item>
        <text:list-item>
          <text:p text:style-name="P31">Prozatím nejsou implementovány nutné nástroje na práci s warc soubory. Před jejich zavedením v projektu WebArchiv bude potřeba tyto nástroje implementovat.</text:p>
        </text:list-item>
        <text:list-item>
          <text:p text:style-name="P31">Zpětná převoditelnost z warc do arc není prozatím triviálně možná.<text:note text:id="ftn95" text:note-class="footnote"><text:note-citation>95</text:note-citation><text:note-body><text:p text:style-name="Footnote"><text:s/>Srov. <text:a xlink:type="simple" xlink:href="https://webarchive.jira.com/wiki/display/Heritrix/ARC+to+WARC+%28to+ARC%29">https://webarchive.jira.com/wiki/display/Heritrix/ARC+to+WARC+%28to+ARC%29</text:a></text:p></text:note-body></text:note> Tím pádem se nedají případné nové sklizně ve formátu warc zařadit ke starým sklizním ve formátu arc.</text:p>
        </text:list-item>
        <text:list-item>
          <text:p text:style-name="P31">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5" text:outline-level="1">Migrace archivu z formátu arc do formátu warc</text:h>
      <text:h text:style-name="Heading_20_2" text:outline-level="2">Úvod</text:h>
      <text:p text:style-name="P6">Tým WebArchivu se migrací prozatím příliš nezabýval. Nicméně ve světě se tím již lidé zabývají. V Britské digitální knihovně již vyzkoušel vývojový tým skript pro převod. Informace o převodu však nejsou prozatím veřejně dostupné.</text:p>
      <text:p text:style-name="Text_20_body">Převod realizuji pomocí nastroje WARCTOOLS. První překážka před kterou budu stát je zvolení správného nástroje. <text:s/>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6">(rozvedu)</text:p>
      <text:h text:style-name="P28" text:outline-level="2">Použité nástroje</text:h>
      <text:h text:style-name="P27" text:outline-level="3">JHOVE<text:note text:id="ftn96" text:note-class="footnote"><text:note-citation>96</text:note-citation><text:note-body><text:p text:style-name="Footnote">http://sourceforge.net/projects/jhove/</text:p></text:note-body></text:note></text:h>
      <text:p text:style-name="P7">Tento program slouží k identifikaci a validaci souborů. Program disponuje množstvím modulů pro rozpoznávání formátů souborů. Je však již zastaralý a proto jsem pro svou práci používal jeho novější verzi: JHove2.</text:p>
      <text:p text:style-name="P6">(mám printscreen s výstupem pro arc a warc)</text:p>
      <text:p text:style-name="P6">(mám rozvést?)</text:p>
      <text:h text:style-name="P27" text:outline-level="3">JHOVE2</text:h>
      <text:p text:style-name="P7">Tento program je novější verzí již zmíněného programu JHOVE. Slouží k validaci a identifikaci souborů. Program je vyvíjen v mnoha variantách<text:note text:id="ftn97" text:note-class="footnote"><text:note-citation>97</text:note-citation><text:note-body><text:p text:style-name="Footnote">https://bitbucket.org/jhove2/main/descendants</text:p></text:note-body></text:note> – formou forků<text:note text:id="ftn98" text:note-class="footnote"><text:note-citation>98</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7">Protože je JHOVE2 vyvíjen mnoha lidmi vznikají různé verze tohoto programu se specifickými druhy přidané funkcionality. Pro mé účely jsem použil oficiální verzi<text:note text:id="ftn99" text:note-class="footnote"><text:note-citation>99</text:note-citation><text:note-body><text:p text:style-name="Footnote">https://bitbucket.org/jhove2/</text:p></text:note-body></text:note> a dále speciální verzi<text:note text:id="ftn100" text:note-class="footnote"><text:note-citation>100</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6">(přidám ukázky výstupů pro nějaké soubory)</text:p>
      <text:p text:style-name="P6">(rozvedu, vysvětlit javu, balíky atd atd.)</text:p>
      <text:h text:style-name="Heading_20_3" text:outline-level="3">JPype<text:note text:id="ftn101" text:note-class="footnote"><text:note-citation>101</text:note-citation><text:note-body><text:p text:style-name="Footnote"><text:s/>Dostupný na: <text:a xlink:type="simple" xlink:href="http://jpype.sourceforge.net/">http://jpype.sourceforge.net/</text:a></text:p></text:note-body></text:not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h text:style-name="Heading_20_3" text:outline-level="3">WARC-TOOLS<text:note text:id="ftn102" text:note-class="footnote"><text:note-citation>102</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text:soft-page-break/>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483957341" text:continue-numbering="true" text:style-name="List_20_1">
        <text:list-item>
          <text:p text:style-name="List_20_1">Při převodu arc archivu do nového warc archivu přibalí i archivované soubory.</text:p>
        </text:list-item>
      </text:list>
      <text:p text:style-name="P6">(rozvedu)</text:p>
      <text:h text:style-name="Heading_20_3" text:outline-level="3">WARC-TOOLS / hanzo<text:note text:id="ftn103" text:note-class="footnote"><text:note-citation>103</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241513852"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kpk09.</text:p>
        </text:list-item>
      </text:list>
      <text:p text:style-name="P6">(rozvedu)</text:p>
      <text:h text:style-name="Heading_20_3" text:outline-level="3">WARC-TOOLS / kpk09<text:note text:id="ftn104" text:note-class="footnote"><text:note-citation>104</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774405030"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hanzo.</text:p>
        </text:list-item>
      </text:list>
      <text:p text:style-name="P6">(rozvedu)</text:p>
      <text:h text:style-name="P28" text:outline-level="2">Převod</text:h>
      <text:p text:style-name="P6">(Tady uvedu nějakej vzorovej převod, už jsem nějakej uložil do složky „/PRILOHY“ v projektu)</text:p>
      <text:p text:style-name="P6"/>
      <text:p text:style-name="P6">Také jsem pracoval s nástroji HANZO / warc-TOOLS /KPP09:</text:p>
      <text:p text:style-name="P6">Každý warc a i arc jsem projel JHOVEM a mám tam výpisy</text:p>
      <text:h text:style-name="P21" text:outline-level="1">Mám ARC 1s</text:h>
      <text:h text:style-name="P21" text:outline-level="1">CDX index arcu 1s</text:h>
      <text:h text:style-name="P21" text:outline-level="1">Každým nástrojem jsem udělal warc a zkoušel warcdumpy.:</text:h>
      <text:h text:style-name="P21" text:outline-level="1"><text:tab/><text:tab/>Warctools 3s – neumi dump arcsouboru</text:h>
      <text:h text:style-name="P21" text:outline-level="1"><text:tab/><text:tab/>Hanzo 4s</text:h>
      <text:h text:style-name="P21" text:outline-level="1"><text:tab/><text:tab/>KPK09 4s</text:h>
      <text:h text:style-name="P25" text:outline-level="1">Závěr</text:h>
      <text:h text:style-name="P25" text:outline-level="1">Seznam literatury</text:h>
      <text:p text:style-name="P6">(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01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9T20:17:11</dc:date>
    <dc:creator>Martin Prokop</dc:creator>
    <meta:editing-duration>P2DT22H59M8S</meta:editing-duration>
    <meta:editing-cycles>1150</meta:editing-cycles>
    <meta:document-statistic meta:table-count="1" meta:image-count="0" meta:object-count="0" meta:page-count="42" meta:paragraph-count="489" meta:word-count="7977" meta:character-count="56706" meta:non-whitespace-character-count="49324"/>
  </office:meta>
</office:document-meta>
</file>